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ptos Narrow" svg:font-family="&quot;Aptos Narrow&quot;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Input" style:data-style-name="N0">
      <style:table-cell-properties fo:border="thin solid #7F7F7F" style:vertical-align="automatic" fo:background-color="#FFCC99" style:cell-protect="protected"/>
      <style:text-properties fo:color="#3F3F76" style:font-name="Aptos Narrow" style:font-name-asian="Aptos Narrow" style:font-name-complex="Aptos Narrow" style:font-family-generic="swiss"/>
    </style:style>
    <style:style style:name="ce4" style:family="table-cell" style:parent-style-name="Calculation" style:data-style-name="N0">
      <style:table-cell-properties fo:border="thin solid #7F7F7F" style:vertical-align="automatic" fo:background-color="#F2F2F2" style:cell-protect="protected"/>
      <style:text-properties fo:color="#FA7D00" style:font-name="Aptos Narrow" style:font-name-asian="Aptos Narrow" style:font-name-complex="Aptos Narrow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Input" style:data-style-name="N0">
      <style:table-cell-properties fo:border="thin solid #7F7F7F" style:vertical-align="middle" fo:background-color="#FFCC99" style:cell-protect="protected" style:repeat-content="false"/>
      <style:paragraph-properties fo:text-align="center"/>
      <style:text-properties fo:color="#3F3F76" style:font-name="Aptos Narrow1" style:font-name-asian="Aptos Narrow1" style:font-name-complex="Aptos Narrow1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7F7F7F" style:vertical-align="middle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o1" style:family="table-column">
      <style:table-column-properties fo:break-before="auto" style:column-width="2.92805555555556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8.39611111111111cm"/>
    </style:style>
    <style:style style:name="co5" style:family="table-column">
      <style:table-column-properties fo:break-before="auto" style:column-width="4.46263888888889cm"/>
    </style:style>
    <style:style style:name="co6" style:family="table-column">
      <style:table-column-properties fo:break-before="auto" style:column-width="4.88597222222222cm"/>
    </style:style>
    <style:style style:name="co7" style:family="table-column">
      <style:table-column-properties fo:break-before="auto" style:column-width="4.63902777777778cm"/>
    </style:style>
    <style:style style:name="co8" style:family="table-column">
      <style:table-column-properties fo:break-before="auto" style:column-width="4.79777777777778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AR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UART Baudrate:</text:p>
          </table:table-cell>
          <table:table-cell office:value-type="float" office:value="115200" table:style-name="ce3">
            <text:p>115200</text:p>
          </table:table-cell>
          <table:table-cell office:value-type="string" table:style-name="ce1">
            <text:p>(bps)</text:p>
          </table:table-cell>
          <table:table-cell office:value-type="float" office:value="14400" table:formula="of:=[.B1]/8" table:style-name="ce4">
            <text:p>14400</text:p>
          </table:table-cell>
          <table:table-cell office:value-type="string" table:style-name="ce1">
            <text:p>(Bps)</text:p>
          </table:table-cell>
          <table:table-cell table:number-columns-repeated="16379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3" table:number-rows-spanned="1" table:style-name="ce9">
            <text:p>Message: Sonar Data Stream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5">
            <text:p>Field</text:p>
          </table:table-cell>
          <table:table-cell office:value-type="string" table:style-name="ce6">
            <text:p>Value/Value Range</text:p>
          </table:table-cell>
          <table:table-cell office:value-type="string" table:style-name="ce6">
            <text:p>Character Count</text:p>
          </table:table-cell>
          <table:table-cell office:value-type="string" table:style-name="ce6">
            <text:p>Comment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art Character</text:p>
          </table:table-cell>
          <table:table-cell office:value-type="string" table:style-name="ce7">
            <text:p>$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Message Identifier</text:p>
          </table:table-cell>
          <table:table-cell office:value-type="string" table:style-name="ce7">
            <text:p>AA</text:p>
          </table:table-cell>
          <table:table-cell office:value-type="float" office:value="2" table:style-name="ce7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Sequence Number</text:p>
          </table:table-cell>
          <table:table-cell office:value-type="string" table:style-name="ce7">
            <text:p>0000-&gt;9999</text:p>
          </table:table-cell>
          <table:table-cell office:value-type="float" office:value="4" table:style-name="ce7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Sonar Count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7">
            <text:p>2</text:p>
          </table:table-cell>
          <table:table-cell office:value-type="string" table:style-name="ce1">
            <text:p>Can vary. <text:s/>This number dictates length of packe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onar N Value</text:p>
          </table:table-cell>
          <table:table-cell office:value-type="string" table:style-name="ce7">
            <text:p>0000-&gt;9999</text:p>
          </table:table-cell>
          <table:table-cell office:value-type="float" office:value="4" table:style-name="ce7">
            <text:p>4</text:p>
          </table:table-cell>
          <table:table-cell office:value-type="string" table:style-name="ce1">
            <text:p>Units: mm</text:p>
          </table:table-cell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2" table:style-name="ce7"/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0">
            <text:p>Total Length (char):</text:p>
          </table:table-cell>
          <table:covered-table-cell/>
          <table:table-cell office:value-type="float" office:value="89" table:formula="of:=[.C6]+[.C7]+[.C8]+[.C9]+[.B9]*[.C10]" table:style-name="ce4">
            <text:p>89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0">
            <text:p>Message Transmission Time (s):</text:p>
          </table:table-cell>
          <table:covered-table-cell/>
          <table:table-cell office:value-type="float" office:value="6.1805555555555555E-3" table:formula="of:=[.C12]/[.D1]" table:style-name="ce4">
            <text:p>0.006180556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1">
            <text:p>Max Message Rate (Hz):</text:p>
          </table:table-cell>
          <table:covered-table-cell/>
          <table:table-cell office:value-type="float" office:value="161.79775280898878" table:formula="of:=1/[.C13]" table:style-name="ce4">
            <text:p>161.7977528</text:p>
          </table:table-cell>
          <table:table-cell table:number-columns-repeated="16381" table:style-name="ce1"/>
        </table:table-row>
        <table:table-row table:number-rows-repeated="104856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ptos Narrow" svg:font-family="&quot;Aptos Narrow&quot;"/>
    <style:font-face style:name="Aptos Narrow1" svg:font-family="&quot;Aptos Narrow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style:font-name="Aptos Narrow" style:font-name-asian="Aptos Narrow" style:font-name-complex="Aptos Narrow" fo:font-weight="bold" style:font-weight-asian="bold" style:font-weight-complex="bold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 style:font-name="Aptos Narrow" style:font-name-asian="Aptos Narrow" style:font-name-complex="Aptos Narrow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David Gitz</dc:creator>
    <meta:creation-date>2025-03-01T07:18:06Z</meta:creation-date>
    <dc:date>2025-03-19T00:59:07Z</dc:date>
    <meta:editing-cycles>3</meta:editing-cycles>
    <meta:editing-duration>PT1443S</meta:editing-duration>
  </office:meta>
</office:document-meta>
</file>